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9d5" officeooo:paragraph-rsid="000969d5"/>
    </style:style>
    <style:style style:name="P2" style:family="paragraph" style:parent-style-name="Standard">
      <style:text-properties officeooo:rsid="00098ff8" officeooo:paragraph-rsid="00098ff8"/>
    </style:style>
    <style:style style:name="P3" style:family="paragraph" style:parent-style-name="Standard">
      <style:text-properties officeooo:rsid="000b1f4b" officeooo:paragraph-rsid="000b1f4b"/>
    </style:style>
    <style:style style:name="P4" style:family="paragraph" style:parent-style-name="Standard">
      <style:text-properties officeooo:rsid="000b1f4b" officeooo:paragraph-rsid="000b6d12"/>
    </style:style>
    <style:style style:name="P5" style:family="paragraph" style:parent-style-name="Standard">
      <style:text-properties officeooo:rsid="000ddec1" officeooo:paragraph-rsid="000ddec1"/>
    </style:style>
    <style:style style:name="P6" style:family="paragraph" style:parent-style-name="Standard">
      <style:text-properties fo:font-weight="bold" officeooo:rsid="000969d5" officeooo:paragraph-rsid="000969d5" style:font-weight-asian="bold" style:font-weight-complex="bold"/>
    </style:style>
    <style:style style:name="P7" style:family="paragraph" style:parent-style-name="Standard">
      <style:text-properties fo:font-weight="bold" officeooo:rsid="000b1f4b" officeooo:paragraph-rsid="000b1f4b" style:font-weight-asian="bold" style:font-weight-complex="bold"/>
    </style:style>
    <style:style style:name="P8" style:family="paragraph" style:parent-style-name="Standard">
      <style:text-properties fo:font-weight="bold" officeooo:rsid="00098ff8" officeooo:paragraph-rsid="00098ff8" style:font-weight-asian="bold" style:font-weight-complex="bold"/>
    </style:style>
    <style:style style:name="P9" style:family="paragraph" style:parent-style-name="Standard">
      <style:text-properties officeooo:rsid="000e104e" officeooo:paragraph-rsid="000e104e"/>
    </style:style>
    <style:style style:name="P10" style:family="paragraph" style:parent-style-name="Standard">
      <style:text-properties officeooo:rsid="000f9168" officeooo:paragraph-rsid="000f9168"/>
    </style:style>
    <style:style style:name="P11" style:family="paragraph" style:parent-style-name="Standard">
      <style:text-properties officeooo:rsid="0014f9fb" officeooo:paragraph-rsid="0014f9fb"/>
    </style:style>
    <style:style style:name="P12" style:family="paragraph" style:parent-style-name="Standard">
      <style:text-properties officeooo:rsid="0018f63d" officeooo:paragraph-rsid="0018f63d"/>
    </style:style>
    <style:style style:name="P13" style:family="paragraph" style:parent-style-name="Standard">
      <style:text-properties officeooo:rsid="000ddec1" officeooo:paragraph-rsid="000ddec1" fo:background-color="transparent"/>
    </style:style>
    <style:style style:name="P14" style:family="paragraph" style:parent-style-name="Standard">
      <style:text-properties officeooo:rsid="00098ff8" officeooo:paragraph-rsid="00098ff8" fo:background-color="transparent"/>
    </style:style>
    <style:style style:name="P15" style:family="paragraph" style:parent-style-name="Standard">
      <style:text-properties officeooo:rsid="000e104e" officeooo:paragraph-rsid="000e104e" fo:background-color="transparent"/>
    </style:style>
    <style:style style:name="P16" style:family="paragraph" style:parent-style-name="Standard">
      <style:text-properties officeooo:rsid="000f9168" officeooo:paragraph-rsid="000f9168" fo:background-color="transparent"/>
    </style:style>
    <style:style style:name="P17" style:family="paragraph" style:parent-style-name="Standard">
      <style:text-properties officeooo:rsid="0014bac3" officeooo:paragraph-rsid="0014bac3" fo:background-color="transparent"/>
    </style:style>
    <style:style style:name="P18" style:family="paragraph" style:parent-style-name="Standard">
      <style:text-properties officeooo:rsid="0017437c" officeooo:paragraph-rsid="0017437c" fo:background-color="transparent"/>
    </style:style>
    <style:style style:name="P19" style:family="paragraph" style:parent-style-name="Standard">
      <style:paragraph-properties style:writing-mode="lr-tb"/>
      <style:text-properties officeooo:rsid="0014bac3" officeooo:paragraph-rsid="0014bac3" fo:background-color="transparent"/>
    </style:style>
    <style:style style:name="P20" style:family="paragraph" style:parent-style-name="Standard">
      <style:paragraph-properties style:writing-mode="lr-tb"/>
      <style:text-properties officeooo:rsid="000ddec1" officeooo:paragraph-rsid="000ddec1" fo:background-color="transparent"/>
    </style:style>
    <style:style style:name="P21" style:family="paragraph" style:parent-style-name="Standard">
      <style:paragraph-properties style:writing-mode="lr-tb"/>
      <style:text-properties officeooo:rsid="000ddec1" officeooo:paragraph-rsid="000ddec1"/>
    </style:style>
    <style:style style:name="T1" style:family="text">
      <style:text-properties officeooo:rsid="00098ff8"/>
    </style:style>
    <style:style style:name="T2" style:family="text">
      <style:text-properties officeooo:rsid="000b1f4b"/>
    </style:style>
    <style:style style:name="T3" style:family="text">
      <style:text-properties officeooo:rsid="000ddec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e64a3"/>
    </style:style>
    <style:style style:name="T6" style:family="text">
      <style:text-properties officeooo:rsid="0014f9fb"/>
    </style:style>
    <style:style style:name="T7" style:family="text">
      <style:text-properties officeooo:rsid="001a4750"/>
    </style:style>
    <style:style style:name="T8" style:family="text">
      <style:text-properties officeooo:rsid="001ba944"/>
    </style:style>
    <style:style style:name="T9" style:family="text">
      <style:text-properties officeooo:rsid="001c38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rguntas Brasil</text:p>
      <text:p text:style-name="P6"/>
      <text:p text:style-name="P6">Fácil</text:p>
      <text:p text:style-name="P1"/>
      <text:p text:style-name="P1">1- Qual é a capital de Pernambuco?</text:p>
      <text:p text:style-name="P1"/>
      <text:p text:style-name="P1">a) Recife</text:p>
      <text:p text:style-name="P1">b) Rio de Janeiro</text:p>
      <text:p text:style-name="P1">c) Cuiabá</text:p>
      <text:p text:style-name="P1">d) São Paulo</text:p>
      <text:p text:style-name="P1">e) Manaus</text:p>
      <text:p text:style-name="P1"/>
      <text:p text:style-name="P1"/>
      <text:p text:style-name="P1">2- Qual dessas cidades está localizada no Brasil?</text:p>
      <text:p text:style-name="P1"/>
      <text:p text:style-name="P1">a) Pindamonhangaba</text:p>
      <text:p text:style-name="P1">b) Mangacatapinha</text:p>
      <text:p text:style-name="P1">c) Isengard</text:p>
      <text:p text:style-name="P1">d) Garapa</text:p>
      <text:p text:style-name="P1">e) Goiabada</text:p>
      <text:p text:style-name="P1"/>
      <text:p text:style-name="P1"/>
      <text:p text:style-name="P1">3- Em qual região se localiza o estado do Mato Grosso?</text:p>
      <text:p text:style-name="P1"/>
      <text:p text:style-name="P1">a) Centro-Oeste</text:p>
      <text:p text:style-name="P1">b) <text:span text:style-name="T1">Sul</text:span></text:p>
      <text:p text:style-name="P2">c) Nordeste</text:p>
      <text:p text:style-name="P2">d) Sudeste</text:p>
      <text:p text:style-name="P2">e) Norte</text:p>
      <text:p text:style-name="P2"/>
      <text:p text:style-name="P2"/>
      <text:p text:style-name="P2">4- Quem nasce no município de Aracaju é:</text:p>
      <text:p text:style-name="P2"/>
      <text:p text:style-name="P2">a) Aracajuano</text:p>
      <text:p text:style-name="P2">b) Um caju</text:p>
      <text:p text:style-name="P2">c) Cajuano</text:p>
      <text:p text:style-name="P2">d) Cajueiro</text:p>
      <text:p text:style-name="P2">e) Araqueiro</text:p>
      <text:p text:style-name="P2"/>
      <text:p text:style-name="P2"/>
      <text:p text:style-name="P2">5- <text:span text:style-name="T2">Qual desses estados não é banhado pelo mar?</text:span></text:p>
      <text:p text:style-name="P2"/>
      <text:p text:style-name="P3">a) Minas Gerais</text:p>
      <text:p text:style-name="P3">b) Bahia</text:p>
      <text:p text:style-name="P3">c) Espírito Santo</text:p>
      <text:p text:style-name="P3">d) Ceará</text:p>
      <text:p text:style-name="P3">e) Paraíba</text:p>
      <text:p text:style-name="P3"/>
      <text:p text:style-name="P3"/>
      <text:p text:style-name="P3">6- Qual é o maior rio do Brasil?</text:p>
      <text:p text:style-name="P3"/>
      <text:p text:style-name="P3">a) Amazonas</text:p>
      <text:p text:style-name="P3"><text:soft-page-break/>b) Paraná</text:p>
      <text:p text:style-name="P3">c) São Francisco</text:p>
      <text:p text:style-name="P3">d) Rio de Janeiro</text:p>
      <text:p text:style-name="P3">e) Araguaia</text:p>
      <text:p text:style-name="P3"/>
      <text:p text:style-name="P5">7- Qual o estado brasileiro com a maior população?</text:p>
      <text:p text:style-name="P5"/>
      <text:p text:style-name="P5">a) São Paulo</text:p>
      <text:p text:style-name="P5">b) Tocantins</text:p>
      <text:p text:style-name="P5">c) Braavos</text:p>
      <text:p text:style-name="P5">d) Minas Gerais</text:p>
      <text:p text:style-name="P5">e) Maranhão</text:p>
      <text:p text:style-name="P13"/>
      <text:p text:style-name="P20">8- Segundo a <text:span text:style-name="T4">Harry Potter wiki</text:span>, o Brasil é lar de uma comunidade bruxa comparável à do Reino Unido. Os municípios de Caxambu, Manaus e Teresina aparentemente possuem significativas populações mágicas. <text:span text:style-name="T8">Em que </text:span>estados se localizam estes três municípios?</text:p>
      <text:p text:style-name="P13"/>
      <text:p text:style-name="P13">a) Minas Gerais, Amazonas e Piauí</text:p>
      <text:p text:style-name="P13">b) Espírito Santo, Pará e Alagoas</text:p>
      <text:p text:style-name="P13">c) Minas Gerais, Pará e Piauí</text:p>
      <text:p text:style-name="P13">d) Espírito Santo, Amazonas e Piauí</text:p>
      <text:p text:style-name="P13">e) Espírito Santo, Azkaban e Alagoas</text:p>
      <text:p text:style-name="P5"/>
      <text:p text:style-name="P12">9- Qual é o estado brasileiro com maior extensão?</text:p>
      <text:p text:style-name="P12"/>
      <text:p text:style-name="P12">a) Amazonas</text:p>
      <text:p text:style-name="P12">b) São Paulo</text:p>
      <text:p text:style-name="P12">c) Minas Gerais</text:p>
      <text:p text:style-name="P12">d) Pará</text:p>
      <text:p text:style-name="P12">e)Mata Grosso</text:p>
      <text:p text:style-name="P12"/>
      <text:p text:style-name="P12">10- Qual o tipo de relevo predominante em Brasília?</text:p>
      <text:p text:style-name="P12"/>
      <text:p text:style-name="P12">a) Planalto</text:p>
      <text:p text:style-name="P12">b) Depressão</text:p>
      <text:p text:style-name="P12">c) Serra</text:p>
      <text:p text:style-name="P12">d) Chapada</text:p>
      <text:p text:style-name="P12">e) Tabuleiro</text:p>
      <text:p text:style-name="P5"/>
      <text:p text:style-name="P9"><text:s/></text:p>
      <text:p text:style-name="P7">Moderado</text:p>
      <text:p text:style-name="P3"/>
      <text:p text:style-name="P3">1<text:span text:style-name="T3">-</text:span> Quantas pessoas vivem no Brasil?</text:p>
      <text:p text:style-name="P3"/>
      <text:p text:style-name="P3">a) Entre 200 e 210 milhões</text:p>
      <text:p text:style-name="P3">b) Entre 150 e 170 milhões</text:p>
      <text:p text:style-name="P3">c) Entre 90 e 100 milhões</text:p>
      <text:p text:style-name="P3">d) 1 bilhão</text:p>
      <text:p text:style-name="P3">e) <text:span text:style-name="T5">E</text:span>ntre 500 e 550 milhões</text:p>
      <text:p text:style-name="P3"/>
      <text:p text:style-name="P3">2<text:span text:style-name="T3">-</text:span> Quais as principais linhas imaginárias <text:span text:style-name="T3">qu</text:span>e cortam o Brasil?</text:p>
      <text:p text:style-name="P3"/>
      <text:p text:style-name="P3"><text:soft-page-break/>a) Trópico de Capricórnio e Linha do Equador</text:p>
      <text:p text:style-name="P3">b) Trópico de Câncer e Linha do Equador</text:p>
      <text:p text:style-name="P3">c) Trópico de Sagitário e Linha Venezuelana</text:p>
      <text:p text:style-name="P3">d) Trópico Tropical e Linha do Equador</text:p>
      <text:p text:style-name="P4">e) Trópico do Equador e Meridiano de Greenwich</text:p>
      <text:p text:style-name="P3"/>
      <text:p text:style-name="P5">3-Qual o estado brasileiro com a menor área (excluindo o Distrito Federal)?</text:p>
      <text:p text:style-name="P5"/>
      <text:p text:style-name="P5">a) Sergipe</text:p>
      <text:p text:style-name="P5">b) Espírito Santo</text:p>
      <text:p text:style-name="P5">c) Alagoas</text:p>
      <text:p text:style-name="P5">d) Rio Grande do Norte</text:p>
      <text:p text:style-name="P5">e) <text:span text:style-name="T6">Buenos Aires</text:span></text:p>
      <text:p text:style-name="P5"/>
      <text:p text:style-name="P5">4- Qual o estado brasileiro com a maior densidade demográfica (excluindo o Distrito Federal)?</text:p>
      <text:p text:style-name="P5"/>
      <text:p text:style-name="P5">a) Rio de Janeiro</text:p>
      <text:p text:style-name="P5">b) Flórida</text:p>
      <text:p text:style-name="P5">c) Mato Grosso</text:p>
      <text:p text:style-name="P5">d) São Paulo</text:p>
      <text:p text:style-name="P5">e) Maranhão</text:p>
      <text:p text:style-name="P5"/>
      <text:p text:style-name="P5">5- Qual município do estado do Rio de Janeiro tem o mesmo nome de uma região do mundo fictício onde se passam as <text:span text:style-name="T4">Crônicas de Gelo e Fogo</text:span>, de George R.R. Martin, e o seriado <text:span text:style-name="T4">Game of Thrones</text:span>?</text:p>
      <text:p text:style-name="P5"/>
      <text:p text:style-name="P5">a) Porto Real</text:p>
      <text:p text:style-name="P5">b) Cabo Frio</text:p>
      <text:p text:style-name="P5">c) Rio das Ostras</text:p>
      <text:p text:style-name="P5">d) Porto Branco</text:p>
      <text:p text:style-name="P5">e) Vilavelha</text:p>
      <text:p text:style-name="P5"/>
      <text:p text:style-name="P5">6- De acordo com o Censo 2010, o nome José apareceu em 5.754.529 brasileiros. Qual o estado em que este nome é mais comum?</text:p>
      <text:p text:style-name="P5"/>
      <text:p text:style-name="P5">a) Alagoas</text:p>
      <text:p text:style-name="P5">b) Paraná</text:p>
      <text:p text:style-name="P5">c) Mato Grosso</text:p>
      <text:p text:style-name="P5">d) Paraíba</text:p>
      <text:p text:style-name="P5">e) Belém</text:p>
      <text:p text:style-name="P5"/>
      <text:p text:style-name="P13">7- Qual o dia em que se inicia cada uma das estações do ano no Hemisfério Sul em 2017?</text:p>
      <text:p text:style-name="P13"/>
      <text:p text:style-name="P13">a) Outono: 20/03; inverno: 21/06; primavera: 22/09; verão: 21/12</text:p>
      <text:p text:style-name="P13">b) Outono: 05/03; primavera: 12/06; inverno: 07/09; verão: 01/12</text:p>
      <text:p text:style-name="P13">c) Outono: 30/03; inverno: 01/07; primavera: 01/10; verão: 31/12</text:p>
      <text:p text:style-name="P13">d) Primavera: 20/03; verão: 21/06; outono: 22/09; inverno: 21/12</text:p>
      <text:p text:style-name="P13">e) Outono: 21/03; inverno: 20/07; primavera: 20/09; verão: 20/12</text:p>
      <text:p text:style-name="P2"/>
      <text:p text:style-name="P9">8- Em que dia é comemorado o Aniversário do IBGE, o Dia do Estatístico e o Dia do Geógrafo?</text:p>
      <text:p text:style-name="P9"/>
      <text:p text:style-name="P9">a) 29 de maio</text:p>
      <text:p text:style-name="P9">b) todo dia é dia de comemorar a estatística e a geografia no Brasil</text:p>
      <text:p text:style-name="P9"><text:soft-page-break/>c) 06 de maio</text:p>
      <text:p text:style-name="P9">d) 22 de abril</text:p>
      <text:p text:style-name="P9">e) 07 de setembro</text:p>
      <text:p text:style-name="P2"/>
      <text:p text:style-name="P10">9- Quantos municípios o Brasil possui?</text:p>
      <text:p text:style-name="P10"/>
      <text:p text:style-name="P10">a) 5.570</text:p>
      <text:p text:style-name="P10">b) 27</text:p>
      <text:p text:style-name="P10">c) 112</text:p>
      <text:p text:style-name="P10">d) 16.994</text:p>
      <text:p text:style-name="P10">e) 4.003</text:p>
      <text:p text:style-name="P14"/>
      <text:p text:style-name="P18">10- Qual o município brasileiro que registrou o maior Índice de Desenvolvimento Humano Municipal em 2010?</text:p>
      <text:p text:style-name="P18"/>
      <text:p text:style-name="P18">a) São Caetano do Sul (SP)</text:p>
      <text:p text:style-name="P18">b) Porto Alegre (RS)</text:p>
      <text:p text:style-name="P18">c) Rio de Janeiro (RJ)</text:p>
      <text:p text:style-name="P18">d) Itajubá (MG)</text:p>
      <text:p text:style-name="P18">e) Paraíso do Tocantins (TO)</text:p>
      <text:p text:style-name="P18"/>
      <text:p text:style-name="P18"/>
      <text:p text:style-name="P8">Difícil</text:p>
      <text:p text:style-name="P2"/>
      <text:p text:style-name="P14">1- Qual o município que tem a maior população urbana de indígenas?</text:p>
      <text:p text:style-name="P14"/>
      <text:p text:style-name="P14">a) São <text:span text:style-name="T3">P</text:span>aulo</text:p>
      <text:p text:style-name="P14">b) Roraima</text:p>
      <text:p text:style-name="P14">c) Manaus</text:p>
      <text:p text:style-name="P14">d) Rondônia</text:p>
      <text:p text:style-name="P14">e) Florianópolis</text:p>
      <text:p text:style-name="P14"/>
      <text:p text:style-name="P13">2- Qual o estado brasileiro com o menor número de municípios (excluindo o Distrito Federal)?</text:p>
      <text:p text:style-name="P13"/>
      <text:p text:style-name="P13">a) Roraima</text:p>
      <text:p text:style-name="P13">b) Acre</text:p>
      <text:p text:style-name="P13">c) Valfenda</text:p>
      <text:p text:style-name="P13">d) Sergipe</text:p>
      <text:p text:style-name="P13">e) Santa Catarina</text:p>
      <text:p text:style-name="P13"/>
      <text:p text:style-name="P13">3- Quais as Unidades da Federação brasileiras com a maior e a menor renda média domiciliar <text:span text:style-name="T4">per capita</text:span>?</text:p>
      <text:p text:style-name="P13">a) Distrito Federal e Maranhão</text:p>
      <text:p text:style-name="P13">b) Rio Grande do Sul e Alagoas</text:p>
      <text:p text:style-name="P13">c) São Paulo e Pará</text:p>
      <text:p text:style-name="P13">d) Santa Catarina e Tocantins</text:p>
      <text:p text:style-name="P13">e) Minas Gerais e Mato Grosso</text:p>
      <text:p text:style-name="P5"/>
      <text:p text:style-name="P5">4- <text:span text:style-name="T9">Fernando de Noronha é um arquipélago pertencente a que estado</text:span>?</text:p>
      <text:p text:style-name="P5"/>
      <text:p text:style-name="P5">a) <text:span text:style-name="T9">Pernambuco</text:span></text:p>
      <text:p text:style-name="P5">b) <text:span text:style-name="T9">Rio Grande do Norte</text:span></text:p>
      <text:p text:style-name="P21"><text:soft-page-break/>c) <text:span text:style-name="T9">Alagoas</text:span></text:p>
      <text:p text:style-name="P5">d) <text:span text:style-name="T9">Piauí</text:span></text:p>
      <text:p text:style-name="P21">e) <text:span text:style-name="T9">Paraíba</text:span></text:p>
      <text:p text:style-name="P5"/>
      <text:p text:style-name="P5">5- Em todas as décadas desde 1930 até 2000, o nome mais popular no Brasil foi Maria. O segundo lugar, que costumava ser José, mudou na década de 1990. Qual o nome que passou a ser o segundo mais popular no país?</text:p>
      <text:p text:style-name="P5"/>
      <text:p text:style-name="P5">a) Ana</text:p>
      <text:p text:style-name="P5">b) João</text:p>
      <text:p text:style-name="P5">c) Rafael</text:p>
      <text:p text:style-name="P5">d) Julia</text:p>
      <text:p text:style-name="P5">e) Cleysson</text:p>
      <text:p text:style-name="P5"/>
      <text:p text:style-name="P13">6- <text:span text:style-name="T7">Que estado brasileiro tem o maior rebanho de búfalos</text:span></text:p>
      <text:p text:style-name="P13"/>
      <text:p text:style-name="P13">a) <text:span text:style-name="T7">Pará</text:span></text:p>
      <text:p text:style-name="P20">b) <text:span text:style-name="T7">Mato Grosso</text:span></text:p>
      <text:p text:style-name="P13">c) <text:span text:style-name="T7">Rio Grande do Sul</text:span></text:p>
      <text:p text:style-name="P13">d) <text:span text:style-name="T7">Maranhão</text:span></text:p>
      <text:p text:style-name="P13">e) <text:span text:style-name="T7">Minas Gerais</text:span></text:p>
      <text:p text:style-name="P2"/>
      <text:p text:style-name="P15">7- Qual o ano em que ocorreu o primeiro Censo Demográfico no Brasil?</text:p>
      <text:p text:style-name="P15"/>
      <text:p text:style-name="P15">a) 1872</text:p>
      <text:p text:style-name="P15">b) 1940</text:p>
      <text:p text:style-name="P15">c) 2001</text:p>
      <text:p text:style-name="P15">d) 1502</text:p>
      <text:p text:style-name="P15">e) 1650</text:p>
      <text:p text:style-name="P15"/>
      <text:p text:style-name="P16">8- Quais os 5 novos municípios incorporados ao mapa do Brasil em 2014?</text:p>
      <text:p text:style-name="P16"/>
      <text:p text:style-name="P16">a) Pinto Bandeira (RS), Pescaria Brava (SC), Balneário Rincão (SC), Paraíso das Águas (MT) e Mojuí dos Campos (PA)</text:p>
      <text:p text:style-name="P16">b) São Gonçalo (RJ), João Pessoa (PB), Cabedelo (PB), Cuiabá (MT), Manaus (AM)</text:p>
      <text:p text:style-name="P16">c) Abaíra (BA), Santana (BA), Tarauacá (AC), Feijó (AC) e Açailândia (MA)</text:p>
      <text:p text:style-name="P16">d) Axixá (MA), Bacuri (MA), Açu (RN) , Ceará-Mirim (RN) e Aguaí (SP).</text:p>
      <text:p text:style-name="P16">e) Chapada da Natividade (TO), Chapada de Areia (TO), Ângulo (PR), Flórida (PR), Aperibé (RJ)</text:p>
      <text:p text:style-name="P10"/>
      <text:p text:style-name="P17">9- Qual dos seguintes animais é uma espécie em extinção do Bioma da Amazônia?</text:p>
      <text:p text:style-name="P17"/>
      <text:p text:style-name="P17">a) Ariranha</text:p>
      <text:p text:style-name="P17">b) Mico leão dourado</text:p>
      <text:p text:style-name="P19">c) <text:span text:style-name="T7">Baleia-franca</text:span></text:p>
      <text:p text:style-name="P17">d) Lesmas de fogo</text:p>
      <text:p text:style-name="P17">e) Dragão de comodo</text:p>
      <text:p text:style-name="P17"/>
      <text:p text:style-name="P11">10- O semiárido brasileiro é uma região que abrange quantos estados, e qual(is) a(s) Grande(s) Região(ões) em que se localizam?</text:p>
      <text:p text:style-name="P11"/>
      <text:p text:style-name="P11">a) 9 estados das Regiões Nordeste e Sudeste</text:p>
      <text:p text:style-name="P11">b) 9 estados da Região Nordeste</text:p>
      <text:p text:style-name="P11"><text:soft-page-break/>b) 10 estados das Regiões Centro-Oeste e Nordeste</text:p>
      <text:p text:style-name="P11">c) 10 estados da Região Nordeste</text:p>
      <text:p text:style-name="P11">e) 8 estados das Regiões Arrakis e Tatoo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44:58.343000000</meta:creation-date>
    <dc:date>2017-06-09T15:26:42.729000000</dc:date>
    <meta:editing-duration>PT1H35M54S</meta:editing-duration>
    <meta:editing-cycles>15</meta:editing-cycles>
    <meta:generator>LibreOffice/4.3.3.2$Windows_x86 LibreOffice_project/9bb7eadab57b6755b1265afa86e04bf45fbfc644</meta:generator>
    <meta:document-statistic meta:table-count="0" meta:image-count="0" meta:object-count="0" meta:page-count="6" meta:paragraph-count="185" meta:word-count="1037" meta:character-count="5547" meta:non-whitespace-character-count="4693"/>
  </office:meta>
</office:document-meta>
</file>